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a Medicao</text:p>
          </table:table-cell>
          <table:table-cell office:value-type="string" calcext:value-type="string">
            <text:p>SAO MATEUS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LINHARES</text:p>
          </table:table-cell>
        </table:table-row>
        <table:table-row table:style-name="ro1">
          <table:table-cell office:value-type="string" calcext:value-type="string">
            <text:p>2006-11-30</text:p>
          </table:table-cell>
          <table:table-cell office:value-type="float" office:value="23.885397" calcext:value-type="float">
            <text:p>23,885397</text:p>
          </table:table-cell>
          <table:table-cell office:value-type="float" office:value="24.328038" calcext:value-type="float">
            <text:p>24,328038</text:p>
          </table:table-cell>
          <table:table-cell office:value-type="float" office:value="23.943857" calcext:value-type="float">
            <text:p>23,943857</text:p>
          </table:table-cell>
        </table:table-row>
        <table:table-row table:style-name="ro1">
          <table:table-cell office:value-type="string" calcext:value-type="string">
            <text:p>2006-12-31</text:p>
          </table:table-cell>
          <table:table-cell office:value-type="float" office:value="24.977724" calcext:value-type="float">
            <text:p>24,977724</text:p>
          </table:table-cell>
          <table:table-cell office:value-type="float" office:value="25.09342" calcext:value-type="float">
            <text:p>25,09342</text:p>
          </table:table-cell>
          <table:table-cell office:value-type="float" office:value="25.094171" calcext:value-type="float">
            <text:p>25,094171</text:p>
          </table:table-cell>
        </table:table-row>
        <table:table-row table:style-name="ro1">
          <table:table-cell office:value-type="string" calcext:value-type="string">
            <text:p>2007-01-31</text:p>
          </table:table-cell>
          <table:table-cell office:value-type="float" office:value="26.301479" calcext:value-type="float">
            <text:p>26,301479</text:p>
          </table:table-cell>
          <table:table-cell office:value-type="float" office:value="26.348118" calcext:value-type="float">
            <text:p>26,348118</text:p>
          </table:table-cell>
          <table:table-cell office:value-type="float" office:value="26.331855" calcext:value-type="float">
            <text:p>26,331855</text:p>
          </table:table-cell>
        </table:table-row>
        <table:table-row table:style-name="ro1">
          <table:table-cell office:value-type="string" calcext:value-type="string">
            <text:p>2007-02-28</text:p>
          </table:table-cell>
          <table:table-cell office:value-type="float" office:value="25.283941" calcext:value-type="float">
            <text:p>25,283941</text:p>
          </table:table-cell>
          <table:table-cell office:value-type="float" office:value="25.765897" calcext:value-type="float">
            <text:p>25,765897</text:p>
          </table:table-cell>
          <table:table-cell office:value-type="float" office:value="25.593841" calcext:value-type="float">
            <text:p>25,593841</text:p>
          </table:table-cell>
        </table:table-row>
        <table:table-row table:style-name="ro1">
          <table:table-cell office:value-type="string" calcext:value-type="string">
            <text:p>2007-03-31</text:p>
          </table:table-cell>
          <table:table-cell office:value-type="float" office:value="25.848066" calcext:value-type="float">
            <text:p>25,848066</text:p>
          </table:table-cell>
          <table:table-cell office:value-type="float" office:value="26.649103" calcext:value-type="float">
            <text:p>26,649103</text:p>
          </table:table-cell>
          <table:table-cell office:value-type="float" office:value="26.414317" calcext:value-type="float">
            <text:p>26,414317</text:p>
          </table:table-cell>
        </table:table-row>
        <table:table-row table:style-name="ro1">
          <table:table-cell office:value-type="string" calcext:value-type="string">
            <text:p>2007-04-30</text:p>
          </table:table-cell>
          <table:table-cell office:value-type="float" office:value="24.812361" calcext:value-type="float">
            <text:p>24,812361</text:p>
          </table:table-cell>
          <table:table-cell office:value-type="float" office:value="25.34625" calcext:value-type="float">
            <text:p>25,34625</text:p>
          </table:table-cell>
          <table:table-cell office:value-type="float" office:value="25.260417" calcext:value-type="float">
            <text:p>25,260417</text:p>
          </table:table-cell>
        </table:table-row>
        <table:table-row table:style-name="ro1">
          <table:table-cell office:value-type="string" calcext:value-type="string">
            <text:p>2007-05-31</text:p>
          </table:table-cell>
          <table:table-cell office:value-type="float" office:value="22.599227" calcext:value-type="float">
            <text:p>22,599227</text:p>
          </table:table-cell>
          <table:table-cell office:value-type="float" office:value="22.90724" calcext:value-type="float">
            <text:p>22,90724</text:p>
          </table:table-cell>
          <table:table-cell office:value-type="float" office:value="22.874396" calcext:value-type="float">
            <text:p>22,874396</text:p>
          </table:table-cell>
        </table:table-row>
        <table:table-row table:style-name="ro1">
          <table:table-cell office:value-type="string" calcext:value-type="string">
            <text:p>2007-06-30</text:p>
          </table:table-cell>
          <table:table-cell office:value-type="float" office:value="21.18558" calcext:value-type="float">
            <text:p>21,18558</text:p>
          </table:table-cell>
          <table:table-cell office:value-type="float" office:value="21.978104" calcext:value-type="float">
            <text:p>21,978104</text:p>
          </table:table-cell>
          <table:table-cell office:value-type="float" office:value="22.186473" calcext:value-type="float">
            <text:p>22,186473</text:p>
          </table:table-cell>
        </table:table-row>
        <table:table-row table:style-name="ro1">
          <table:table-cell office:value-type="string" calcext:value-type="string">
            <text:p>2007-07-31</text:p>
          </table:table-cell>
          <table:table-cell office:value-type="float" office:value="21.409631" calcext:value-type="float">
            <text:p>21,409631</text:p>
          </table:table-cell>
          <table:table-cell office:value-type="float" office:value="22.387588" calcext:value-type="float">
            <text:p>22,387588</text:p>
          </table:table-cell>
          <table:table-cell office:value-type="float" office:value="22.038748" calcext:value-type="float">
            <text:p>22,038748</text:p>
          </table:table-cell>
        </table:table-row>
        <table:table-row table:style-name="ro1">
          <table:table-cell office:value-type="string" calcext:value-type="string">
            <text:p>2007-08-31</text:p>
          </table:table-cell>
          <table:table-cell office:value-type="float" office:value="20.948855" calcext:value-type="float">
            <text:p>20,948855</text:p>
          </table:table-cell>
          <table:table-cell office:value-type="float" office:value="21.667742" calcext:value-type="float">
            <text:p>21,667742</text:p>
          </table:table-cell>
          <table:table-cell office:value-type="float" office:value="21.555885" calcext:value-type="float">
            <text:p>21,555885</text:p>
          </table:table-cell>
        </table:table-row>
        <table:table-row table:style-name="ro1">
          <table:table-cell office:value-type="string" calcext:value-type="string">
            <text:p>2007-09-30</text:p>
          </table:table-cell>
          <table:table-cell office:value-type="float" office:value="21.52" calcext:value-type="float">
            <text:p>21,52</text:p>
          </table:table-cell>
          <table:table-cell office:value-type="float" office:value="22.080694" calcext:value-type="float">
            <text:p>22,080694</text:p>
          </table:table-cell>
          <table:table-cell office:value-type="float" office:value="21.99625" calcext:value-type="float">
            <text:p>21,99625</text:p>
          </table:table-cell>
        </table:table-row>
        <table:table-row table:style-name="ro1">
          <table:table-cell office:value-type="string" calcext:value-type="string">
            <text:p>2007-10-31</text:p>
          </table:table-cell>
          <table:table-cell office:value-type="float" office:value="23.399924" calcext:value-type="float">
            <text:p>23,399924</text:p>
          </table:table-cell>
          <table:table-cell office:value-type="float" office:value="24.195027" calcext:value-type="float">
            <text:p>24,195027</text:p>
          </table:table-cell>
          <table:table-cell office:value-type="float" office:value="23.936179" calcext:value-type="float">
            <text:p>23,936179</text:p>
          </table:table-cell>
        </table:table-row>
        <table:table-row table:style-name="ro1">
          <table:table-cell office:value-type="string" calcext:value-type="string">
            <text:p>2007-11-30</text:p>
          </table:table-cell>
          <table:table-cell office:value-type="float" office:value="25.035694" calcext:value-type="float">
            <text:p>25,035694</text:p>
          </table:table-cell>
          <table:table-cell office:value-type="float" office:value="25.187917" calcext:value-type="float">
            <text:p>25,187917</text:p>
          </table:table-cell>
          <table:table-cell office:value-type="float" office:value="25.262917" calcext:value-type="float">
            <text:p>25,262917</text:p>
          </table:table-cell>
        </table:table-row>
        <table:table-row table:style-name="ro1">
          <table:table-cell office:value-type="string" calcext:value-type="string">
            <text:p>2007-12-31</text:p>
          </table:table-cell>
          <table:table-cell office:value-type="float" office:value="25.429301" calcext:value-type="float">
            <text:p>25,429301</text:p>
          </table:table-cell>
          <table:table-cell office:value-type="float" office:value="26.018952" calcext:value-type="float">
            <text:p>26,018952</text:p>
          </table:table-cell>
          <table:table-cell office:value-type="float" office:value="25.723118" calcext:value-type="float">
            <text:p>25,723118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25.039247" calcext:value-type="float">
            <text:p>25,039247</text:p>
          </table:table-cell>
          <table:table-cell office:value-type="float" office:value="25.347715" calcext:value-type="float">
            <text:p>25,347715</text:p>
          </table:table-cell>
          <table:table-cell office:value-type="float" office:value="25.237903" calcext:value-type="float">
            <text:p>25,237903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25.702443" calcext:value-type="float">
            <text:p>25,702443</text:p>
          </table:table-cell>
          <table:table-cell office:value-type="float" office:value="26.172768" calcext:value-type="float">
            <text:p>26,172768</text:p>
          </table:table-cell>
          <table:table-cell office:value-type="float" office:value="26.127874" calcext:value-type="float">
            <text:p>26,127874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25.644136" calcext:value-type="float">
            <text:p>25,644136</text:p>
          </table:table-cell>
          <table:table-cell office:value-type="float" office:value="25.896491" calcext:value-type="float">
            <text:p>25,896491</text:p>
          </table:table-cell>
          <table:table-cell office:value-type="float" office:value="25.933796" calcext:value-type="float">
            <text:p>25,933796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25.633333" calcext:value-type="float">
            <text:p>25,633333</text:p>
          </table:table-cell>
          <table:table-cell office:value-type="float" office:value="26.077639" calcext:value-type="float">
            <text:p>26,077639</text:p>
          </table:table-cell>
          <table:table-cell office:value-type="float" office:value="26.046944" calcext:value-type="float">
            <text:p>26,046944</text:p>
          </table:table-cell>
        </table:table-row>
        <table:table-row table:style-name="ro1">
          <table:table-cell office:value-type="string" calcext:value-type="string">
            <text:p>2008-05-31</text:p>
          </table:table-cell>
          <table:table-cell office:value-type="float" office:value="22.465001" calcext:value-type="float">
            <text:p>22,465001</text:p>
          </table:table-cell>
          <table:table-cell office:value-type="float" office:value="22.673849" calcext:value-type="float">
            <text:p>22,673849</text:p>
          </table:table-cell>
          <table:table-cell office:value-type="float" office:value="22.850374" calcext:value-type="float">
            <text:p>22,850374</text:p>
          </table:table-cell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21.614839" calcext:value-type="float">
            <text:p>21,614839</text:p>
          </table:table-cell>
          <table:table-cell office:value-type="float" office:value="21.781001" calcext:value-type="float">
            <text:p>21,781001</text:p>
          </table:table-cell>
          <table:table-cell office:value-type="float" office:value="21.914777" calcext:value-type="float">
            <text:p>21,914777</text:p>
          </table:table-cell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20.374597" calcext:value-type="float">
            <text:p>20,374597</text:p>
          </table:table-cell>
          <table:table-cell office:value-type="float" office:value="20.954973" calcext:value-type="float">
            <text:p>20,954973</text:p>
          </table:table-cell>
          <table:table-cell office:value-type="float" office:value="20.838844" calcext:value-type="float">
            <text:p>20,838844</text:p>
          </table:table-cell>
        </table:table-row>
        <table:table-row table:style-name="ro1">
          <table:table-cell office:value-type="string" calcext:value-type="string">
            <text:p>2008-08-31</text:p>
          </table:table-cell>
          <table:table-cell office:value-type="float" office:value="21.663306" calcext:value-type="float">
            <text:p>21,663306</text:p>
          </table:table-cell>
          <table:table-cell office:value-type="float" office:value="22.629032" calcext:value-type="float">
            <text:p>22,629032</text:p>
          </table:table-cell>
          <table:table-cell office:value-type="float" office:value="22.310338" calcext:value-type="float">
            <text:p>22,310338</text:p>
          </table:table-cell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22.188194" calcext:value-type="float">
            <text:p>22,188194</text:p>
          </table:table-cell>
          <table:table-cell office:value-type="float" office:value="22.349861" calcext:value-type="float">
            <text:p>22,349861</text:p>
          </table:table-cell>
          <table:table-cell office:value-type="float" office:value="22.563889" calcext:value-type="float">
            <text:p>22,563889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176747" calcext:value-type="float">
            <text:p>24,176747</text:p>
          </table:table-cell>
          <table:table-cell office:value-type="float" office:value="24.544489" calcext:value-type="float">
            <text:p>24,544489</text:p>
          </table:table-cell>
          <table:table-cell office:value-type="float" office:value="24.570161" calcext:value-type="float">
            <text:p>24,570161</text:p>
          </table:table-cell>
        </table:table-row>
        <table:table-row table:style-name="ro1">
          <table:table-cell office:value-type="string" calcext:value-type="string">
            <text:p>2008-11-30</text:p>
          </table:table-cell>
          <table:table-cell office:value-type="float" office:value="24.035" calcext:value-type="float">
            <text:p>24,035</text:p>
          </table:table-cell>
          <table:table-cell office:value-type="float" office:value="23.850556" calcext:value-type="float">
            <text:p>23,850556</text:p>
          </table:table-cell>
          <table:table-cell office:value-type="float" office:value="23.977307" calcext:value-type="float">
            <text:p>23,977307</text:p>
          </table:table-cell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4.614651" calcext:value-type="float">
            <text:p>24,614651</text:p>
          </table:table-cell>
          <table:table-cell office:value-type="float" office:value="25.042083" calcext:value-type="float">
            <text:p>25,042083</text:p>
          </table:table-cell>
          <table:table-cell office:value-type="float" office:value="24.737189" calcext:value-type="float">
            <text:p>24,737189</text:p>
          </table:table-cell>
        </table:table-row>
        <table:table-row table:style-name="ro1">
          <table:table-cell office:value-type="string" calcext:value-type="string">
            <text:p>2009-01-31</text:p>
          </table:table-cell>
          <table:table-cell office:value-type="float" office:value="25.699421" calcext:value-type="float">
            <text:p>25,699421</text:p>
          </table:table-cell>
          <table:table-cell office:value-type="float" office:value="26.084812" calcext:value-type="float">
            <text:p>26,084812</text:p>
          </table:table-cell>
          <table:table-cell office:value-type="float" office:value="25.952975" calcext:value-type="float">
            <text:p>25,952975</text:p>
          </table:table-cell>
        </table:table-row>
        <table:table-row table:style-name="ro1">
          <table:table-cell office:value-type="string" calcext:value-type="string">
            <text:p>2009-02-28</text:p>
          </table:table-cell>
          <table:table-cell office:value-type="float" office:value="26.451543" calcext:value-type="float">
            <text:p>26,451543</text:p>
          </table:table-cell>
          <table:table-cell office:value-type="float" office:value="27.126598" calcext:value-type="float">
            <text:p>27,126598</text:p>
          </table:table-cell>
          <table:table-cell office:value-type="float" office:value="26.837243" calcext:value-type="float">
            <text:p>26,837243</text:p>
          </table:table-cell>
        </table:table-row>
        <table:table-row table:style-name="ro1">
          <table:table-cell office:value-type="string" calcext:value-type="string">
            <text:p>2009-03-31</text:p>
          </table:table-cell>
          <table:table-cell office:value-type="float" office:value="26.311694" calcext:value-type="float">
            <text:p>26,311694</text:p>
          </table:table-cell>
          <table:table-cell office:value-type="float" office:value="26.725672" calcext:value-type="float">
            <text:p>26,725672</text:p>
          </table:table-cell>
          <table:table-cell office:value-type="float" office:value="26.692204" calcext:value-type="float">
            <text:p>26,692204</text:p>
          </table:table-cell>
        </table:table-row>
        <table:table-row table:style-name="ro1">
          <table:table-cell office:value-type="string" calcext:value-type="string">
            <text:p>2009-04-30</text:p>
          </table:table-cell>
          <table:table-cell office:value-type="float" office:value="24.845972" calcext:value-type="float">
            <text:p>24,845972</text:p>
          </table:table-cell>
          <table:table-cell office:value-type="float" office:value="24.778333" calcext:value-type="float">
            <text:p>24,778333</text:p>
          </table:table-cell>
          <table:table-cell office:value-type="float" office:value="24.895833" calcext:value-type="float">
            <text:p>24,895833</text:p>
          </table:table-cell>
        </table:table-row>
        <table:table-row table:style-name="ro1">
          <table:table-cell office:value-type="string" calcext:value-type="string">
            <text:p>2009-05-31</text:p>
          </table:table-cell>
          <table:table-cell office:value-type="float" office:value="22.701613" calcext:value-type="float">
            <text:p>22,701613</text:p>
          </table:table-cell>
          <table:table-cell office:value-type="float" office:value="23.00914" calcext:value-type="float">
            <text:p>23,00914</text:p>
          </table:table-cell>
          <table:table-cell office:value-type="float" office:value="22.921505" calcext:value-type="float">
            <text:p>22,921505</text:p>
          </table:table-cell>
        </table:table-row>
        <table:table-row table:style-name="ro1">
          <table:table-cell office:value-type="string" calcext:value-type="string">
            <text:p>2009-06-30</text:p>
          </table:table-cell>
          <table:table-cell office:value-type="float" office:value="21.687222" calcext:value-type="float">
            <text:p>21,687222</text:p>
          </table:table-cell>
          <table:table-cell office:value-type="float" office:value="21.460139" calcext:value-type="float">
            <text:p>21,460139</text:p>
          </table:table-cell>
          <table:table-cell office:value-type="float" office:value="21.807222" calcext:value-type="float">
            <text:p>21,807222</text:p>
          </table:table-cell>
        </table:table-row>
        <table:table-row table:style-name="ro1">
          <table:table-cell office:value-type="string" calcext:value-type="string">
            <text:p>2009-07-31</text:p>
          </table:table-cell>
          <table:table-cell office:value-type="float" office:value="21.947715" calcext:value-type="float">
            <text:p>21,947715</text:p>
          </table:table-cell>
          <table:table-cell office:value-type="float" office:value="22.298253" calcext:value-type="float">
            <text:p>22,298253</text:p>
          </table:table-cell>
          <table:table-cell office:value-type="float" office:value="22.207392" calcext:value-type="float">
            <text:p>22,207392</text:p>
          </table:table-cell>
        </table:table-row>
        <table:table-row table:style-name="ro1">
          <table:table-cell office:value-type="string" calcext:value-type="string">
            <text:p>2009-08-31</text:p>
          </table:table-cell>
          <table:table-cell office:value-type="float" office:value="21.962231" calcext:value-type="float">
            <text:p>21,962231</text:p>
          </table:table-cell>
          <table:table-cell office:value-type="float" office:value="22.120565" calcext:value-type="float">
            <text:p>22,120565</text:p>
          </table:table-cell>
          <table:table-cell office:value-type="float" office:value="21.998656" calcext:value-type="float">
            <text:p>21,998656</text:p>
          </table:table-cell>
        </table:table-row>
        <table:table-row table:style-name="ro1">
          <table:table-cell office:value-type="string" calcext:value-type="string">
            <text:p>2009-09-30</text:p>
          </table:table-cell>
          <table:table-cell office:value-type="float" office:value="24.005833" calcext:value-type="float">
            <text:p>24,005833</text:p>
          </table:table-cell>
          <table:table-cell office:value-type="float" office:value="24.273889" calcext:value-type="float">
            <text:p>24,273889</text:p>
          </table:table-cell>
          <table:table-cell office:value-type="float" office:value="24.15" calcext:value-type="float">
            <text:p>24,15</text:p>
          </table:table-cell>
        </table:table-row>
        <table:table-row table:style-name="ro1">
          <table:table-cell office:value-type="string" calcext:value-type="string">
            <text:p>2009-10-31</text:p>
          </table:table-cell>
          <table:table-cell office:value-type="float" office:value="24.403261" calcext:value-type="float">
            <text:p>24,403261</text:p>
          </table:table-cell>
          <table:table-cell office:value-type="float" office:value="24.416954" calcext:value-type="float">
            <text:p>24,416954</text:p>
          </table:table-cell>
          <table:table-cell office:value-type="float" office:value="24.534689" calcext:value-type="float">
            <text:p>24,534689</text:p>
          </table:table-cell>
        </table:table-row>
        <table:table-row table:style-name="ro1">
          <table:table-cell office:value-type="string" calcext:value-type="string">
            <text:p>2009-11-30</text:p>
          </table:table-cell>
          <table:table-cell office:value-type="float" office:value="25.583611" calcext:value-type="float">
            <text:p>25,583611</text:p>
          </table:table-cell>
          <table:table-cell office:value-type="float" office:value="26.486111" calcext:value-type="float">
            <text:p>26,486111</text:p>
          </table:table-cell>
          <table:table-cell office:value-type="float" office:value="25.887083" calcext:value-type="float">
            <text:p>25,887083</text:p>
          </table:table-cell>
        </table:table-row>
        <table:table-row table:style-name="ro1">
          <table:table-cell office:value-type="string" calcext:value-type="string">
            <text:p>2009-12-31</text:p>
          </table:table-cell>
          <table:table-cell office:value-type="float" office:value="26.579167" calcext:value-type="float">
            <text:p>26,579167</text:p>
          </table:table-cell>
          <table:table-cell office:value-type="float" office:value="26.865591" calcext:value-type="float">
            <text:p>26,865591</text:p>
          </table:table-cell>
          <table:table-cell office:value-type="float" office:value="26.737769" calcext:value-type="float">
            <text:p>26,737769</text:p>
          </table:table-cell>
        </table:table-row>
        <table:table-row table:style-name="ro1">
          <table:table-cell office:value-type="string" calcext:value-type="string">
            <text:p>2010-01-31</text:p>
          </table:table-cell>
          <table:table-cell office:value-type="float" office:value="27.246944" calcext:value-type="float">
            <text:p>27,246944</text:p>
          </table:table-cell>
          <table:table-cell office:value-type="float" office:value="27.992361" calcext:value-type="float">
            <text:p>27,992361</text:p>
          </table:table-cell>
          <table:table-cell office:value-type="float" office:value="27.770919" calcext:value-type="float">
            <text:p>27,770919</text:p>
          </table:table-cell>
        </table:table-row>
        <table:table-row table:style-name="ro1">
          <table:table-cell office:value-type="string" calcext:value-type="string">
            <text:p>2010-02-28</text:p>
          </table:table-cell>
          <table:table-cell office:value-type="float" office:value="27.080357" calcext:value-type="float">
            <text:p>27,080357</text:p>
          </table:table-cell>
          <table:table-cell office:value-type="float" office:value="27.823512" calcext:value-type="float">
            <text:p>27,823512</text:p>
          </table:table-cell>
          <table:table-cell office:value-type="float" office:value="27.542327" calcext:value-type="float">
            <text:p>27,542327</text:p>
          </table:table-cell>
        </table:table-row>
        <table:table-row table:style-name="ro1">
          <table:table-cell office:value-type="string" calcext:value-type="string">
            <text:p>2010-03-31</text:p>
          </table:table-cell>
          <table:table-cell office:value-type="float" office:value="26.623522" calcext:value-type="float">
            <text:p>26,623522</text:p>
          </table:table-cell>
          <table:table-cell office:value-type="float" office:value="26.942473" calcext:value-type="float">
            <text:p>26,942473</text:p>
          </table:table-cell>
          <table:table-cell office:value-type="float" office:value="26.93535" calcext:value-type="float">
            <text:p>26,93535</text:p>
          </table:table-cell>
        </table:table-row>
        <table:table-row table:style-name="ro1">
          <table:table-cell office:value-type="string" calcext:value-type="string">
            <text:p>2010-04-30</text:p>
          </table:table-cell>
          <table:table-cell office:value-type="float" office:value="24.577315" calcext:value-type="float">
            <text:p>24,577315</text:p>
          </table:table-cell>
          <table:table-cell office:value-type="float" office:value="25.031945" calcext:value-type="float">
            <text:p>25,031945</text:p>
          </table:table-cell>
          <table:table-cell office:value-type="float" office:value="24.599722" calcext:value-type="float">
            <text:p>24,599722</text:p>
          </table:table-cell>
        </table:table-row>
        <table:table-row table:style-name="ro1">
          <table:table-cell office:value-type="string" calcext:value-type="string">
            <text:p>2010-05-31</text:p>
          </table:table-cell>
          <table:table-cell office:value-type="string" calcext:value-type="string">
            <text:p>null</text:p>
          </table:table-cell>
          <table:table-cell office:value-type="float" office:value="23.261559" calcext:value-type="float">
            <text:p>23,261559</text:p>
          </table:table-cell>
          <table:table-cell office:value-type="float" office:value="23.454839" calcext:value-type="float">
            <text:p>23,454839</text:p>
          </table:table-cell>
        </table:table-row>
        <table:table-row table:style-name="ro1">
          <table:table-cell office:value-type="string" calcext:value-type="string">
            <text:p>2010-06-30</text:p>
          </table:table-cell>
          <table:table-cell office:value-type="string" calcext:value-type="string">
            <text:p>null</text:p>
          </table:table-cell>
          <table:table-cell office:value-type="float" office:value="20.643472" calcext:value-type="float">
            <text:p>20,643472</text:p>
          </table:table-cell>
          <table:table-cell office:value-type="float" office:value="21.15887" calcext:value-type="float">
            <text:p>21,15887</text:p>
          </table:table-cell>
        </table:table-row>
        <table:table-row table:style-name="ro1">
          <table:table-cell office:value-type="string" calcext:value-type="string">
            <text:p>2010-07-31</text:p>
          </table:table-cell>
          <table:table-cell office:value-type="float" office:value="21.286425" calcext:value-type="float">
            <text:p>21,286425</text:p>
          </table:table-cell>
          <table:table-cell office:value-type="float" office:value="21.491263" calcext:value-type="float">
            <text:p>21,491263</text:p>
          </table:table-cell>
          <table:table-cell office:value-type="float" office:value="21.556303" calcext:value-type="float">
            <text:p>21,556303</text:p>
          </table:table-cell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20.618895" calcext:value-type="float">
            <text:p>20,618895</text:p>
          </table:table-cell>
          <table:table-cell office:value-type="float" office:value="20.964212" calcext:value-type="float">
            <text:p>20,964212</text:p>
          </table:table-cell>
          <table:table-cell office:value-type="float" office:value="20.926794" calcext:value-type="float">
            <text:p>20,926794</text:p>
          </table:table-cell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22.264445" calcext:value-type="float">
            <text:p>22,264445</text:p>
          </table:table-cell>
          <table:table-cell office:value-type="float" office:value="22.773333" calcext:value-type="float">
            <text:p>22,773333</text:p>
          </table:table-cell>
          <table:table-cell office:value-type="float" office:value="22.071738" calcext:value-type="float">
            <text:p>22,071738</text:p>
          </table:table-cell>
        </table:table-row>
        <table:table-row table:style-name="ro1">
          <table:table-cell office:value-type="string" calcext:value-type="string">
            <text:p>2010-10-31</text:p>
          </table:table-cell>
          <table:table-cell office:value-type="float" office:value="23.355511" calcext:value-type="float">
            <text:p>23,355511</text:p>
          </table:table-cell>
          <table:table-cell office:value-type="float" office:value="23.531586" calcext:value-type="float">
            <text:p>23,5315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24.24875" calcext:value-type="float">
            <text:p>24,24875</text:p>
          </table:table-cell>
          <table:table-cell office:value-type="float" office:value="24.435556" calcext:value-type="float">
            <text:p>24,43555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25.783199" calcext:value-type="float">
            <text:p>25,783199</text:p>
          </table:table-cell>
          <table:table-cell office:value-type="float" office:value="26.534409" calcext:value-type="float">
            <text:p>26,534409</text:p>
          </table:table-cell>
          <table:table-cell office:value-type="float" office:value="26.204301" calcext:value-type="float">
            <text:p>26,204301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25.941667" calcext:value-type="float">
            <text:p>25,941667</text:p>
          </table:table-cell>
          <table:table-cell office:value-type="float" office:value="26.689516" calcext:value-type="float">
            <text:p>26,689516</text:p>
          </table:table-cell>
          <table:table-cell office:value-type="float" office:value="26.442339" calcext:value-type="float">
            <text:p>26,442339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26.26602" calcext:value-type="float">
            <text:p>26,26602</text:p>
          </table:table-cell>
          <table:table-cell office:value-type="float" office:value="26.876488" calcext:value-type="float">
            <text:p>26,876488</text:p>
          </table:table-cell>
          <table:table-cell office:value-type="float" office:value="26.576339" calcext:value-type="float">
            <text:p>26,576339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25.53742" calcext:value-type="float">
            <text:p>25,53742</text:p>
          </table:table-cell>
          <table:table-cell office:value-type="float" office:value="25.25623" calcext:value-type="float">
            <text:p>25,25623</text:p>
          </table:table-cell>
          <table:table-cell office:value-type="float" office:value="25.671043" calcext:value-type="float">
            <text:p>25,671043</text:p>
          </table:table-cell>
        </table:table-row>
        <table:table-row table:style-name="ro1">
          <table:table-cell office:value-type="string" calcext:value-type="string">
            <text:p>2011-04-30</text:p>
          </table:table-cell>
          <table:table-cell office:value-type="float" office:value="24.560556" calcext:value-type="float">
            <text:p>24,560556</text:p>
          </table:table-cell>
          <table:table-cell office:value-type="float" office:value="24.7275" calcext:value-type="float">
            <text:p>24,7275</text:p>
          </table:table-cell>
          <table:table-cell office:value-type="float" office:value="24.657639" calcext:value-type="float">
            <text:p>24,657639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22.240457" calcext:value-type="float">
            <text:p>22,240457</text:p>
          </table:table-cell>
          <table:table-cell office:value-type="float" office:value="22.405833" calcext:value-type="float">
            <text:p>22,405833</text:p>
          </table:table-cell>
          <table:table-cell office:value-type="float" office:value="22.399462" calcext:value-type="float">
            <text:p>22,399462</text:p>
          </table:table-cell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21.295556" calcext:value-type="float">
            <text:p>21,295556</text:p>
          </table:table-cell>
          <table:table-cell office:value-type="float" office:value="21.534583" calcext:value-type="float">
            <text:p>21,534583</text:p>
          </table:table-cell>
          <table:table-cell office:value-type="float" office:value="21.437575" calcext:value-type="float">
            <text:p>21,437575</text:p>
          </table:table-cell>
        </table:table-row>
        <table:table-row table:style-name="ro1">
          <table:table-cell office:value-type="string" calcext:value-type="string">
            <text:p>2011-07-31</text:p>
          </table:table-cell>
          <table:table-cell office:value-type="float" office:value="20.590995" calcext:value-type="float">
            <text:p>20,590995</text:p>
          </table:table-cell>
          <table:table-cell office:value-type="float" office:value="21.101613" calcext:value-type="float">
            <text:p>21,101613</text:p>
          </table:table-cell>
          <table:table-cell office:value-type="float" office:value="21.042" calcext:value-type="float">
            <text:p>21,042</text:p>
          </table:table-cell>
        </table:table-row>
        <table:table-row table:style-name="ro1">
          <table:table-cell office:value-type="string" calcext:value-type="string">
            <text:p>2011-08-31</text:p>
          </table:table-cell>
          <table:table-cell office:value-type="float" office:value="21.360203" calcext:value-type="float">
            <text:p>21,360203</text:p>
          </table:table-cell>
          <table:table-cell office:value-type="float" office:value="22.344489" calcext:value-type="float">
            <text:p>22,344489</text:p>
          </table:table-cell>
          <table:table-cell office:value-type="float" office:value="21.986425" calcext:value-type="float">
            <text:p>21,986425</text:p>
          </table:table-cell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21.003736" calcext:value-type="float">
            <text:p>21,003736</text:p>
          </table:table-cell>
          <table:table-cell office:value-type="float" office:value="21.744722" calcext:value-type="float">
            <text:p>21,744722</text:p>
          </table:table-cell>
          <table:table-cell office:value-type="float" office:value="21.472994" calcext:value-type="float">
            <text:p>21,472994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23.001613" calcext:value-type="float">
            <text:p>23,001613</text:p>
          </table:table-cell>
          <table:table-cell office:value-type="float" office:value="23.188844" calcext:value-type="float">
            <text:p>23,188844</text:p>
          </table:table-cell>
          <table:table-cell office:value-type="float" office:value="22.895699" calcext:value-type="float">
            <text:p>22,895699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22.844444" calcext:value-type="float">
            <text:p>22,844444</text:p>
          </table:table-cell>
          <table:table-cell office:value-type="float" office:value="22.970278" calcext:value-type="float">
            <text:p>22,970278</text:p>
          </table:table-cell>
          <table:table-cell office:value-type="float" office:value="22.805833" calcext:value-type="float">
            <text:p>22,805833</text:p>
          </table:table-cell>
        </table:table-row>
        <table:table-row table:style-name="ro1">
          <table:table-cell office:value-type="string" calcext:value-type="string">
            <text:p>2011-12-31</text:p>
          </table:table-cell>
          <table:table-cell office:value-type="float" office:value="24.685753" calcext:value-type="float">
            <text:p>24,685753</text:p>
          </table:table-cell>
          <table:table-cell office:value-type="float" office:value="24.877016" calcext:value-type="float">
            <text:p>24,877016</text:p>
          </table:table-cell>
          <table:table-cell office:value-type="float" office:value="24.732661" calcext:value-type="float">
            <text:p>24,732661</text:p>
          </table:table-cell>
        </table:table-row>
        <table:table-row table:style-name="ro1">
          <table:table-cell office:value-type="string" calcext:value-type="string">
            <text:p>2012-01-31</text:p>
          </table:table-cell>
          <table:table-cell office:value-type="float" office:value="25.278898" calcext:value-type="float">
            <text:p>25,278898</text:p>
          </table:table-cell>
          <table:table-cell office:value-type="float" office:value="25.410326" calcext:value-type="float">
            <text:p>25,410326</text:p>
          </table:table-cell>
          <table:table-cell office:value-type="float" office:value="25.300941" calcext:value-type="float">
            <text:p>25,300941</text:p>
          </table:table-cell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25.326724" calcext:value-type="float">
            <text:p>25,326724</text:p>
          </table:table-cell>
          <table:table-cell office:value-type="float" office:value="25.921695" calcext:value-type="float">
            <text:p>25,921695</text:p>
          </table:table-cell>
          <table:table-cell office:value-type="float" office:value="25.660776" calcext:value-type="float">
            <text:p>25,660776</text:p>
          </table:table-cell>
        </table:table-row>
        <table:table-row table:style-name="ro1">
          <table:table-cell office:value-type="string" calcext:value-type="string">
            <text:p>2012-03-31</text:p>
          </table:table-cell>
          <table:table-cell office:value-type="float" office:value="25.451882" calcext:value-type="float">
            <text:p>25,451882</text:p>
          </table:table-cell>
          <table:table-cell office:value-type="float" office:value="26.090995" calcext:value-type="float">
            <text:p>26,090995</text:p>
          </table:table-cell>
          <table:table-cell office:value-type="float" office:value="25.640305" calcext:value-type="float">
            <text:p>25,640305</text:p>
          </table:table-cell>
        </table:table-row>
        <table:table-row table:style-name="ro1">
          <table:table-cell office:value-type="string" calcext:value-type="string">
            <text:p>2012-04-30</text:p>
          </table:table-cell>
          <table:table-cell office:value-type="float" office:value="25.0925" calcext:value-type="float">
            <text:p>25,0925</text:p>
          </table:table-cell>
          <table:table-cell office:value-type="float" office:value="25.30625" calcext:value-type="float">
            <text:p>25,30625</text:p>
          </table:table-cell>
          <table:table-cell office:value-type="float" office:value="25.144167" calcext:value-type="float">
            <text:p>25,144167</text:p>
          </table:table-cell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22.712083" calcext:value-type="float">
            <text:p>22,712083</text:p>
          </table:table-cell>
          <table:table-cell office:value-type="float" office:value="22.274324" calcext:value-type="float">
            <text:p>22,274324</text:p>
          </table:table-cell>
          <table:table-cell office:value-type="float" office:value="22.430376" calcext:value-type="float">
            <text:p>22,430376</text:p>
          </table:table-cell>
        </table:table-row>
        <table:table-row table:style-name="ro1">
          <table:table-cell office:value-type="string" calcext:value-type="string">
            <text:p>2012-06-30</text:p>
          </table:table-cell>
          <table:table-cell office:value-type="float" office:value="22.778194" calcext:value-type="float">
            <text:p>22,778194</text:p>
          </table:table-cell>
          <table:table-cell office:value-type="float" office:value="22.887933" calcext:value-type="float">
            <text:p>22,887933</text:p>
          </table:table-cell>
          <table:table-cell office:value-type="float" office:value="22.929281" calcext:value-type="float">
            <text:p>22,929281</text:p>
          </table:table-cell>
        </table:table-row>
        <table:table-row table:style-name="ro1">
          <table:table-cell office:value-type="string" calcext:value-type="string">
            <text:p>2012-07-31</text:p>
          </table:table-cell>
          <table:table-cell office:value-type="float" office:value="21.346909" calcext:value-type="float">
            <text:p>21,346909</text:p>
          </table:table-cell>
          <table:table-cell office:value-type="float" office:value="21.759946" calcext:value-type="float">
            <text:p>21,759946</text:p>
          </table:table-cell>
          <table:table-cell office:value-type="float" office:value="21.68172" calcext:value-type="float">
            <text:p>21,68172</text:p>
          </table:table-cell>
        </table:table-row>
        <table:table-row table:style-name="ro1">
          <table:table-cell office:value-type="string" calcext:value-type="string">
            <text:p>2012-08-31</text:p>
          </table:table-cell>
          <table:table-cell office:value-type="float" office:value="21.321389" calcext:value-type="float">
            <text:p>21,321389</text:p>
          </table:table-cell>
          <table:table-cell office:value-type="float" office:value="21.360139" calcext:value-type="float">
            <text:p>21,360139</text:p>
          </table:table-cell>
          <table:table-cell office:value-type="float" office:value="21.27535" calcext:value-type="float">
            <text:p>21,27535</text:p>
          </table:table-cell>
        </table:table-row>
        <table:table-row table:style-name="ro1">
          <table:table-cell office:value-type="string" calcext:value-type="string">
            <text:p>2012-09-30</text:p>
          </table:table-cell>
          <table:table-cell office:value-type="float" office:value="22.225278" calcext:value-type="float">
            <text:p>22,225278</text:p>
          </table:table-cell>
          <table:table-cell office:value-type="float" office:value="22.660833" calcext:value-type="float">
            <text:p>22,660833</text:p>
          </table:table-cell>
          <table:table-cell office:value-type="float" office:value="22.342222" calcext:value-type="float">
            <text:p>22,342222</text:p>
          </table:table-cell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23.53172" calcext:value-type="float">
            <text:p>23,53172</text:p>
          </table:table-cell>
          <table:table-cell office:value-type="float" office:value="24.055242" calcext:value-type="float">
            <text:p>24,055242</text:p>
          </table:table-cell>
          <table:table-cell office:value-type="float" office:value="23.742339" calcext:value-type="float">
            <text:p>23,742339</text:p>
          </table:table-cell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24.266806" calcext:value-type="float">
            <text:p>24,266806</text:p>
          </table:table-cell>
          <table:table-cell office:value-type="float" office:value="24.223889" calcext:value-type="float">
            <text:p>24,223889</text:p>
          </table:table-cell>
          <table:table-cell office:value-type="float" office:value="24.206111" calcext:value-type="float">
            <text:p>24,206111</text:p>
          </table:table-cell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26.258737" calcext:value-type="float">
            <text:p>26,258737</text:p>
          </table:table-cell>
          <table:table-cell office:value-type="float" office:value="27.226882" calcext:value-type="float">
            <text:p>27,226882</text:p>
          </table:table-cell>
          <table:table-cell office:value-type="float" office:value="26.644758" calcext:value-type="float">
            <text:p>26,644758</text:p>
          </table:table-cell>
        </table:table-row>
        <table:table-row table:style-name="ro1">
          <table:table-cell office:value-type="string" calcext:value-type="string">
            <text:p>2013-01-31</text:p>
          </table:table-cell>
          <table:table-cell office:value-type="float" office:value="25.977554" calcext:value-type="float">
            <text:p>25,977554</text:p>
          </table:table-cell>
          <table:table-cell office:value-type="float" office:value="26.382527" calcext:value-type="float">
            <text:p>26,382527</text:p>
          </table:table-cell>
          <table:table-cell office:value-type="float" office:value="26.241935" calcext:value-type="float">
            <text:p>26,241935</text:p>
          </table:table-cell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26.150893" calcext:value-type="float">
            <text:p>26,150893</text:p>
          </table:table-cell>
          <table:table-cell office:value-type="float" office:value="26.786458" calcext:value-type="float">
            <text:p>26,786458</text:p>
          </table:table-cell>
          <table:table-cell office:value-type="float" office:value="26.603125" calcext:value-type="float">
            <text:p>26,603125</text:p>
          </table:table-cell>
        </table:table-row>
        <table:table-row table:style-name="ro1">
          <table:table-cell office:value-type="string" calcext:value-type="string">
            <text:p>2013-03-31</text:p>
          </table:table-cell>
          <table:table-cell office:value-type="float" office:value="26.500575" calcext:value-type="float">
            <text:p>26,500575</text:p>
          </table:table-cell>
          <table:table-cell office:value-type="float" office:value="26.06954" calcext:value-type="float">
            <text:p>26,06954</text:p>
          </table:table-cell>
          <table:table-cell office:value-type="float" office:value="26.463462" calcext:value-type="float">
            <text:p>26,463462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24.125417" calcext:value-type="float">
            <text:p>24,125417</text:p>
          </table:table-cell>
          <table:table-cell office:value-type="float" office:value="24.064306" calcext:value-type="float">
            <text:p>24,064306</text:p>
          </table:table-cell>
          <table:table-cell office:value-type="float" office:value="23.87662" calcext:value-type="float">
            <text:p>23,87662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22.813441" calcext:value-type="float">
            <text:p>22,813441</text:p>
          </table:table-cell>
          <table:table-cell office:value-type="float" office:value="22.786559" calcext:value-type="float">
            <text:p>22,7865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3-06-30</text:p>
          </table:table-cell>
          <table:table-cell office:value-type="float" office:value="22.531566" calcext:value-type="float">
            <text:p>22,531566</text:p>
          </table:table-cell>
          <table:table-cell office:value-type="float" office:value="22.494343" calcext:value-type="float">
            <text:p>22,4943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21.754301" calcext:value-type="float">
            <text:p>21,754301</text:p>
          </table:table-cell>
          <table:table-cell office:value-type="float" office:value="21.808737" calcext:value-type="float">
            <text:p>21,808737</text:p>
          </table:table-cell>
          <table:table-cell office:value-type="float" office:value="21.912658" calcext:value-type="float">
            <text:p>21,912658</text:p>
          </table:table-cell>
        </table:table-row>
        <table:table-row table:style-name="ro1">
          <table:table-cell office:value-type="string" calcext:value-type="string">
            <text:p>2013-08-31</text:p>
          </table:table-cell>
          <table:table-cell office:value-type="float" office:value="21.315188" calcext:value-type="float">
            <text:p>21,315188</text:p>
          </table:table-cell>
          <table:table-cell office:value-type="float" office:value="21.69328" calcext:value-type="float">
            <text:p>21,69328</text:p>
          </table:table-cell>
          <table:table-cell office:value-type="float" office:value="21.697446" calcext:value-type="float">
            <text:p>21,697446</text:p>
          </table:table-cell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22.198132" calcext:value-type="float">
            <text:p>22,198132</text:p>
          </table:table-cell>
          <table:table-cell office:value-type="float" office:value="22.75546" calcext:value-type="float">
            <text:p>22,75546</text:p>
          </table:table-cell>
          <table:table-cell office:value-type="float" office:value="22.570972" calcext:value-type="float">
            <text:p>22,570972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22.788979" calcext:value-type="float">
            <text:p>22,788979</text:p>
          </table:table-cell>
          <table:table-cell office:value-type="float" office:value="23.402285" calcext:value-type="float">
            <text:p>23,402285</text:p>
          </table:table-cell>
          <table:table-cell office:value-type="float" office:value="22.950403" calcext:value-type="float">
            <text:p>22,950403</text:p>
          </table:table-cell>
        </table:table-row>
        <table:table-row table:style-name="ro1">
          <table:table-cell office:value-type="string" calcext:value-type="string">
            <text:p>2013-11-30</text:p>
          </table:table-cell>
          <table:table-cell office:value-type="float" office:value="24.23875" calcext:value-type="float">
            <text:p>24,23875</text:p>
          </table:table-cell>
          <table:table-cell office:value-type="float" office:value="24.283195" calcext:value-type="float">
            <text:p>24,283195</text:p>
          </table:table-cell>
          <table:table-cell office:value-type="float" office:value="24.20625" calcext:value-type="float">
            <text:p>24,20625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25.261694" calcext:value-type="float">
            <text:p>25,261694</text:p>
          </table:table-cell>
          <table:table-cell office:value-type="float" office:value="25.322581" calcext:value-type="float">
            <text:p>25,322581</text:p>
          </table:table-cell>
          <table:table-cell office:value-type="float" office:value="25.247043" calcext:value-type="float">
            <text:p>25,247043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25.60914" calcext:value-type="float">
            <text:p>25,60914</text:p>
          </table:table-cell>
          <table:table-cell office:value-type="float" office:value="26.471371" calcext:value-type="float">
            <text:p>26,471371</text:p>
          </table:table-cell>
          <table:table-cell office:value-type="float" office:value="26.257124" calcext:value-type="float">
            <text:p>26,257124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25.669196" calcext:value-type="float">
            <text:p>25,669196</text:p>
          </table:table-cell>
          <table:table-cell office:value-type="float" office:value="26.529911" calcext:value-type="float">
            <text:p>26,529911</text:p>
          </table:table-cell>
          <table:table-cell office:value-type="float" office:value="26.160863" calcext:value-type="float">
            <text:p>26,160863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25.429704" calcext:value-type="float">
            <text:p>25,429704</text:p>
          </table:table-cell>
          <table:table-cell office:value-type="float" office:value="26.416532" calcext:value-type="float">
            <text:p>26,416532</text:p>
          </table:table-cell>
          <table:table-cell office:value-type="float" office:value="25.655242" calcext:value-type="float">
            <text:p>25,655242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24.665417" calcext:value-type="float">
            <text:p>24,665417</text:p>
          </table:table-cell>
          <table:table-cell office:value-type="float" office:value="25.320574" calcext:value-type="float">
            <text:p>25,320574</text:p>
          </table:table-cell>
          <table:table-cell office:value-type="float" office:value="25.002699" calcext:value-type="float">
            <text:p>25,002699</text:p>
          </table:table-cell>
        </table:table-row>
        <table:table-row table:style-name="ro1">
          <table:table-cell office:value-type="string" calcext:value-type="string">
            <text:p>2014-05-31</text:p>
          </table:table-cell>
          <table:table-cell office:value-type="float" office:value="23.19086" calcext:value-type="float">
            <text:p>23,19086</text:p>
          </table:table-cell>
          <table:table-cell office:value-type="float" office:value="23.145504" calcext:value-type="float">
            <text:p>23,145504</text:p>
          </table:table-cell>
          <table:table-cell office:value-type="float" office:value="23.323925" calcext:value-type="float">
            <text:p>23,323925</text:p>
          </table:table-cell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22.207639" calcext:value-type="float">
            <text:p>22,207639</text:p>
          </table:table-cell>
          <table:table-cell office:value-type="float" office:value="22.217874" calcext:value-type="float">
            <text:p>22,217874</text:p>
          </table:table-cell>
          <table:table-cell office:value-type="float" office:value="22.285833" calcext:value-type="float">
            <text:p>22,285833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21.281452" calcext:value-type="float">
            <text:p>21,281452</text:p>
          </table:table-cell>
          <table:table-cell office:value-type="float" office:value="21.268068" calcext:value-type="float">
            <text:p>21,268068</text:p>
          </table:table-cell>
          <table:table-cell office:value-type="float" office:value="21.35121" calcext:value-type="float">
            <text:p>21,35121</text:p>
          </table:table-cell>
        </table:table-row>
        <table:table-row table:style-name="ro1">
          <table:table-cell office:value-type="string" calcext:value-type="string">
            <text:p>2014-08-31</text:p>
          </table:table-cell>
          <table:table-cell office:value-type="float" office:value="21.109005" calcext:value-type="float">
            <text:p>21,109005</text:p>
          </table:table-cell>
          <table:table-cell office:value-type="float" office:value="21.626478" calcext:value-type="float">
            <text:p>21,626478</text:p>
          </table:table-cell>
          <table:table-cell office:value-type="float" office:value="21.581183" calcext:value-type="float">
            <text:p>21,581183</text:p>
          </table:table-cell>
        </table:table-row>
        <table:table-row table:style-name="ro1">
          <table:table-cell office:value-type="string" calcext:value-type="string">
            <text:p>2014-09-30</text:p>
          </table:table-cell>
          <table:table-cell office:value-type="float" office:value="22.296945" calcext:value-type="float">
            <text:p>22,296945</text:p>
          </table:table-cell>
          <table:table-cell office:value-type="float" office:value="23.285" calcext:value-type="float">
            <text:p>23,285</text:p>
          </table:table-cell>
          <table:table-cell office:value-type="float" office:value="22.81003" calcext:value-type="float">
            <text:p>22,81003</text:p>
          </table:table-cell>
        </table:table-row>
        <table:table-row table:style-name="ro1">
          <table:table-cell office:value-type="string" calcext:value-type="string">
            <text:p>2014-10-31</text:p>
          </table:table-cell>
          <table:table-cell office:value-type="float" office:value="22.759005" calcext:value-type="float">
            <text:p>22,759005</text:p>
          </table:table-cell>
          <table:table-cell office:value-type="float" office:value="23.235081" calcext:value-type="float">
            <text:p>23,235081</text:p>
          </table:table-cell>
          <table:table-cell office:value-type="float" office:value="23.148394" calcext:value-type="float">
            <text:p>23,148394</text:p>
          </table:table-cell>
        </table:table-row>
        <table:table-row table:style-name="ro1">
          <table:table-cell office:value-type="string" calcext:value-type="string">
            <text:p>2014-11-30</text:p>
          </table:table-cell>
          <table:table-cell office:value-type="float" office:value="24.280972" calcext:value-type="float">
            <text:p>24,280972</text:p>
          </table:table-cell>
          <table:table-cell office:value-type="float" office:value="25.069861" calcext:value-type="float">
            <text:p>25,069861</text:p>
          </table:table-cell>
          <table:table-cell office:value-type="float" office:value="24.510695" calcext:value-type="float">
            <text:p>24,510695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25.119892" calcext:value-type="float">
            <text:p>25,119892</text:p>
          </table:table-cell>
          <table:table-cell office:value-type="float" office:value="26.217608" calcext:value-type="float">
            <text:p>26,217608</text:p>
          </table:table-cell>
          <table:table-cell office:value-type="float" office:value="25.499059" calcext:value-type="float">
            <text:p>25,499059</text:p>
          </table:table-cell>
        </table:table-row>
        <table:table-row table:style-name="ro1">
          <table:table-cell office:value-type="string" calcext:value-type="string">
            <text:p>2015-01-31</text:p>
          </table:table-cell>
          <table:table-cell office:value-type="float" office:value="26.320097" calcext:value-type="float">
            <text:p>26,320097</text:p>
          </table:table-cell>
          <table:table-cell office:value-type="float" office:value="27.452349" calcext:value-type="float">
            <text:p>27,452349</text:p>
          </table:table-cell>
          <table:table-cell office:value-type="float" office:value="26.820332" calcext:value-type="float">
            <text:p>26,820332</text:p>
          </table:table-cell>
        </table:table-row>
        <table:table-row table:style-name="ro1">
          <table:table-cell office:value-type="string" calcext:value-type="string">
            <text:p>2015-02-28</text:p>
          </table:table-cell>
          <table:table-cell office:value-type="float" office:value="26.436905" calcext:value-type="float">
            <text:p>26,436905</text:p>
          </table:table-cell>
          <table:table-cell office:value-type="float" office:value="27.167857" calcext:value-type="float">
            <text:p>27,167857</text:p>
          </table:table-cell>
          <table:table-cell office:value-type="float" office:value="26.732887" calcext:value-type="float">
            <text:p>26,732887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25.976882" calcext:value-type="float">
            <text:p>25,976882</text:p>
          </table:table-cell>
          <table:table-cell office:value-type="float" office:value="26.801344" calcext:value-type="float">
            <text:p>26,801344</text:p>
          </table:table-cell>
          <table:table-cell office:value-type="float" office:value="26.382661" calcext:value-type="float">
            <text:p>26,382661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24.632917" calcext:value-type="float">
            <text:p>24,632917</text:p>
          </table:table-cell>
          <table:table-cell office:value-type="float" office:value="25.1025" calcext:value-type="float">
            <text:p>25,1025</text:p>
          </table:table-cell>
          <table:table-cell office:value-type="float" office:value="25.186389" calcext:value-type="float">
            <text:p>25,186389</text:p>
          </table:table-cell>
        </table:table-row>
        <table:table-row table:style-name="ro1">
          <table:table-cell office:value-type="string" calcext:value-type="string">
            <text:p>2015-05-31</text:p>
          </table:table-cell>
          <table:table-cell office:value-type="float" office:value="22.906317" calcext:value-type="float">
            <text:p>22,906317</text:p>
          </table:table-cell>
          <table:table-cell office:value-type="float" office:value="22.761364" calcext:value-type="float">
            <text:p>22,761364</text:p>
          </table:table-cell>
          <table:table-cell office:value-type="float" office:value="23.233586" calcext:value-type="float">
            <text:p>23,233586</text:p>
          </table:table-cell>
        </table:table-row>
        <table:table-row table:style-name="ro1">
          <table:table-cell office:value-type="string" calcext:value-type="string">
            <text:p>2015-06-30</text:p>
          </table:table-cell>
          <table:table-cell office:value-type="float" office:value="22.215694" calcext:value-type="float">
            <text:p>22,215694</text:p>
          </table:table-cell>
          <table:table-cell office:value-type="string" calcext:value-type="string">
            <text:p>null</text:p>
          </table:table-cell>
          <table:table-cell office:value-type="float" office:value="21.726593" calcext:value-type="float">
            <text:p>21,726593</text:p>
          </table:table-cell>
        </table:table-row>
        <table:table-row table:style-name="ro1">
          <table:table-cell office:value-type="string" calcext:value-type="string">
            <text:p>2015-07-31</text:p>
          </table:table-cell>
          <table:table-cell office:value-type="float" office:value="21.441129" calcext:value-type="float">
            <text:p>21,441129</text:p>
          </table:table-cell>
          <table:table-cell office:value-type="float" office:value="22.254032" calcext:value-type="float">
            <text:p>22,2540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5-08-31</text:p>
          </table:table-cell>
          <table:table-cell office:value-type="float" office:value="21.450403" calcext:value-type="float">
            <text:p>21,450403</text:p>
          </table:table-cell>
          <table:table-cell office:value-type="float" office:value="22.058468" calcext:value-type="float">
            <text:p>22,0584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5-09-30</text:p>
          </table:table-cell>
          <table:table-cell office:value-type="float" office:value="24.059861" calcext:value-type="float">
            <text:p>24,059861</text:p>
          </table:table-cell>
          <table:table-cell office:value-type="float" office:value="24.632639" calcext:value-type="float">
            <text:p>24,6326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5-10-31</text:p>
          </table:table-cell>
          <table:table-cell office:value-type="float" office:value="24.564516" calcext:value-type="float">
            <text:p>24,564516</text:p>
          </table:table-cell>
          <table:table-cell office:value-type="float" office:value="25.240995" calcext:value-type="float">
            <text:p>25,2409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float" office:value="26.418889" calcext:value-type="float">
            <text:p>26,418889</text:p>
          </table:table-cell>
          <table:table-cell office:value-type="float" office:value="26.751528" calcext:value-type="float">
            <text:p>26,751528</text:p>
          </table:table-cell>
          <table:table-cell office:value-type="float" office:value="26.808114" calcext:value-type="float">
            <text:p>26,808114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office:value-type="float" office:value="27.113441" calcext:value-type="float">
            <text:p>27,113441</text:p>
          </table:table-cell>
          <table:table-cell office:value-type="float" office:value="27.53293" calcext:value-type="float">
            <text:p>27,53293</text:p>
          </table:table-cell>
          <table:table-cell office:value-type="float" office:value="27.558468" calcext:value-type="float">
            <text:p>27,558468</text:p>
          </table:table-cell>
        </table:table-row>
        <table:table-row table:style-name="ro1">
          <table:table-cell office:value-type="string" calcext:value-type="string">
            <text:p>2016-01-31</text:p>
          </table:table-cell>
          <table:table-cell office:value-type="float" office:value="26.145968" calcext:value-type="float">
            <text:p>26,145968</text:p>
          </table:table-cell>
          <table:table-cell office:value-type="float" office:value="26.731855" calcext:value-type="float">
            <text:p>26,731855</text:p>
          </table:table-cell>
          <table:table-cell office:value-type="float" office:value="26.420699" calcext:value-type="float">
            <text:p>26,420699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27.046695" calcext:value-type="float">
            <text:p>27,046695</text:p>
          </table:table-cell>
          <table:table-cell office:value-type="float" office:value="28.173276" calcext:value-type="float">
            <text:p>28,173276</text:p>
          </table:table-cell>
          <table:table-cell office:value-type="float" office:value="27.707328" calcext:value-type="float">
            <text:p>27,707328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26.99664" calcext:value-type="float">
            <text:p>26,99664</text:p>
          </table:table-cell>
          <table:table-cell office:value-type="float" office:value="27.388172" calcext:value-type="float">
            <text:p>27,388172</text:p>
          </table:table-cell>
          <table:table-cell office:value-type="float" office:value="27.389919" calcext:value-type="float">
            <text:p>27,389919</text:p>
          </table:table-cell>
        </table:table-row>
        <table:table-row table:style-name="ro1">
          <table:table-cell office:value-type="string" calcext:value-type="string">
            <text:p>2016-04-30</text:p>
          </table:table-cell>
          <table:table-cell office:value-type="float" office:value="25.846667" calcext:value-type="float">
            <text:p>25,846667</text:p>
          </table:table-cell>
          <table:table-cell office:value-type="float" office:value="26.51625" calcext:value-type="float">
            <text:p>26,51625</text:p>
          </table:table-cell>
          <table:table-cell office:value-type="float" office:value="26.580139" calcext:value-type="float">
            <text:p>26,580139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23.786425" calcext:value-type="float">
            <text:p>23,786425</text:p>
          </table:table-cell>
          <table:table-cell office:value-type="float" office:value="24.009677" calcext:value-type="float">
            <text:p>24,009677</text:p>
          </table:table-cell>
          <table:table-cell office:value-type="float" office:value="24.185349" calcext:value-type="float">
            <text:p>24,185349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22.1675" calcext:value-type="float">
            <text:p>22,1675</text:p>
          </table:table-cell>
          <table:table-cell office:value-type="float" office:value="21.587083" calcext:value-type="float">
            <text:p>21,587083</text:p>
          </table:table-cell>
          <table:table-cell office:value-type="float" office:value="22.237639" calcext:value-type="float">
            <text:p>22,237639</text:p>
          </table:table-cell>
        </table:table-row>
        <table:table-row table:style-name="ro1">
          <table:table-cell office:value-type="string" calcext:value-type="string">
            <text:p>2016-07-31</text:p>
          </table:table-cell>
          <table:table-cell office:value-type="float" office:value="21.730511" calcext:value-type="float">
            <text:p>21,730511</text:p>
          </table:table-cell>
          <table:table-cell office:value-type="float" office:value="21.884678" calcext:value-type="float">
            <text:p>21,884678</text:p>
          </table:table-cell>
          <table:table-cell office:value-type="float" office:value="21.962903" calcext:value-type="float">
            <text:p>21,962903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22.214919" calcext:value-type="float">
            <text:p>22,214919</text:p>
          </table:table-cell>
          <table:table-cell office:value-type="float" office:value="22.669893" calcext:value-type="float">
            <text:p>22,669893</text:p>
          </table:table-cell>
          <table:table-cell office:value-type="float" office:value="22.405645" calcext:value-type="float">
            <text:p>22,405645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23.274028" calcext:value-type="float">
            <text:p>23,274028</text:p>
          </table:table-cell>
          <table:table-cell office:value-type="float" office:value="23.712083" calcext:value-type="float">
            <text:p>23,712083</text:p>
          </table:table-cell>
          <table:table-cell office:value-type="float" office:value="23.521111" calcext:value-type="float">
            <text:p>23,521111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23.849234" calcext:value-type="float">
            <text:p>23,849234</text:p>
          </table:table-cell>
          <table:table-cell office:value-type="float" office:value="23.823305" calcext:value-type="float">
            <text:p>23,823305</text:p>
          </table:table-cell>
          <table:table-cell office:value-type="float" office:value="23.888301" calcext:value-type="float">
            <text:p>23,888301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24.408333" calcext:value-type="float">
            <text:p>24,408333</text:p>
          </table:table-cell>
          <table:table-cell office:value-type="float" office:value="24.605" calcext:value-type="float">
            <text:p>24,605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float" office:value="25.804912" calcext:value-type="float">
            <text:p>25,804912</text:p>
          </table:table-cell>
          <table:table-cell office:value-type="float" office:value="26.262903" calcext:value-type="float">
            <text:p>26,262903</text:p>
          </table:table-cell>
          <table:table-cell office:value-type="float" office:value="25.821505" calcext:value-type="float">
            <text:p>25,821505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null</text:p>
          </table:table-cell>
          <table:table-cell office:value-type="float" office:value="27.551613" calcext:value-type="float">
            <text:p>27,551613</text:p>
          </table:table-cell>
          <table:table-cell office:value-type="float" office:value="26.843548" calcext:value-type="float">
            <text:p>26,843548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25.992402" calcext:value-type="float">
            <text:p>25,992402</text:p>
          </table:table-cell>
          <table:table-cell office:value-type="float" office:value="26.599148" calcext:value-type="float">
            <text:p>26,599148</text:p>
          </table:table-cell>
          <table:table-cell office:value-type="float" office:value="26.483929" calcext:value-type="float">
            <text:p>26,483929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25.878091" calcext:value-type="float">
            <text:p>25,878091</text:p>
          </table:table-cell>
          <table:table-cell office:value-type="float" office:value="26.430575" calcext:value-type="float">
            <text:p>26,430575</text:p>
          </table:table-cell>
          <table:table-cell office:value-type="float" office:value="26.29328" calcext:value-type="float">
            <text:p>26,29328</text:p>
          </table:table-cell>
        </table:table-row>
        <table:table-row table:style-name="ro1">
          <table:table-cell office:value-type="string" calcext:value-type="string">
            <text:p>2017-04-30</text:p>
          </table:table-cell>
          <table:table-cell office:value-type="float" office:value="24.700833" calcext:value-type="float">
            <text:p>24,700833</text:p>
          </table:table-cell>
          <table:table-cell office:value-type="float" office:value="24.843889" calcext:value-type="float">
            <text:p>24,843889</text:p>
          </table:table-cell>
          <table:table-cell office:value-type="float" office:value="24.982917" calcext:value-type="float">
            <text:p>24,982917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22.786694" calcext:value-type="float">
            <text:p>22,786694</text:p>
          </table:table-cell>
          <table:table-cell office:value-type="float" office:value="22.633297" calcext:value-type="float">
            <text:p>22,633297</text:p>
          </table:table-cell>
          <table:table-cell office:value-type="float" office:value="22.85578" calcext:value-type="float">
            <text:p>22,85578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22.221667" calcext:value-type="float">
            <text:p>22,221667</text:p>
          </table:table-cell>
          <table:table-cell office:value-type="float" office:value="22.759426" calcext:value-type="float">
            <text:p>22,759426</text:p>
          </table:table-cell>
          <table:table-cell office:value-type="float" office:value="22.566806" calcext:value-type="float">
            <text:p>22,566806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20.48078" calcext:value-type="float">
            <text:p>20,48078</text:p>
          </table:table-cell>
          <table:table-cell office:value-type="float" office:value="20.176864" calcext:value-type="float">
            <text:p>20,176864</text:p>
          </table:table-cell>
          <table:table-cell office:value-type="float" office:value="20.289785" calcext:value-type="float">
            <text:p>20,289785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20.235753" calcext:value-type="float">
            <text:p>20,235753</text:p>
          </table:table-cell>
          <table:table-cell office:value-type="float" office:value="20.785753" calcext:value-type="float">
            <text:p>20,785753</text:p>
          </table:table-cell>
          <table:table-cell office:value-type="float" office:value="20.587634" calcext:value-type="float">
            <text:p>20,587634</text:p>
          </table:table-cell>
        </table:table-row>
        <table:table-row table:style-name="ro1">
          <table:table-cell office:value-type="string" calcext:value-type="string">
            <text:p>2017-09-30</text:p>
          </table:table-cell>
          <table:table-cell office:value-type="float" office:value="21.366667" calcext:value-type="float">
            <text:p>21,366667</text:p>
          </table:table-cell>
          <table:table-cell office:value-type="float" office:value="21.714662" calcext:value-type="float">
            <text:p>21,714662</text:p>
          </table:table-cell>
          <table:table-cell office:value-type="float" office:value="21.12526" calcext:value-type="float">
            <text:p>21,12526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24.825966" calcext:value-type="float">
            <text:p>24,825966</text:p>
          </table:table-cell>
          <table:table-cell office:value-type="float" office:value="24.633737" calcext:value-type="float">
            <text:p>24,6337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24.082361" calcext:value-type="float">
            <text:p>24,082361</text:p>
          </table:table-cell>
          <table:table-cell office:value-type="float" office:value="23.976793" calcext:value-type="float">
            <text:p>23,976793</text:p>
          </table:table-cell>
          <table:table-cell office:value-type="float" office:value="24.379891" calcext:value-type="float">
            <text:p>24,37989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float" office:value="24.84429" calcext:value-type="float">
            <text:p>24,84429</text:p>
          </table:table-cell>
          <table:table-cell office:value-type="float" office:value="25.468859" calcext:value-type="float">
            <text:p>25,468859</text:p>
          </table:table-cell>
          <table:table-cell office:value-type="float" office:value="24.915323" calcext:value-type="float">
            <text:p>24,915323</text:p>
          </table:table-cell>
        </table:table-row>
        <table:table-row table:style-name="ro1">
          <table:table-cell office:value-type="string" calcext:value-type="string">
            <text:p>2018-01-31</text:p>
          </table:table-cell>
          <table:table-cell office:value-type="float" office:value="26.193006" calcext:value-type="float">
            <text:p>26,193006</text:p>
          </table:table-cell>
          <table:table-cell office:value-type="float" office:value="26.87836" calcext:value-type="float">
            <text:p>26,87836</text:p>
          </table:table-cell>
          <table:table-cell office:value-type="float" office:value="26.466667" calcext:value-type="float">
            <text:p>26,466667</text:p>
          </table:table-cell>
        </table:table-row>
        <table:table-row table:style-name="ro1">
          <table:table-cell office:value-type="string" calcext:value-type="string">
            <text:p>2018-02-28</text:p>
          </table:table-cell>
          <table:table-cell office:value-type="float" office:value="25.539435" calcext:value-type="float">
            <text:p>25,539435</text:p>
          </table:table-cell>
          <table:table-cell office:value-type="float" office:value="25.912054" calcext:value-type="float">
            <text:p>25,912054</text:p>
          </table:table-cell>
          <table:table-cell office:value-type="float" office:value="25.321798" calcext:value-type="float">
            <text:p>25,321798</text:p>
          </table:table-cell>
        </table:table-row>
        <table:table-row table:style-name="ro1">
          <table:table-cell office:value-type="string" calcext:value-type="string">
            <text:p>2018-03-31</text:p>
          </table:table-cell>
          <table:table-cell office:value-type="float" office:value="26.246371" calcext:value-type="float">
            <text:p>26,246371</text:p>
          </table:table-cell>
          <table:table-cell office:value-type="float" office:value="26.546505" calcext:value-type="float">
            <text:p>26,5465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24.051389" calcext:value-type="float">
            <text:p>24,051389</text:p>
          </table:table-cell>
          <table:table-cell office:value-type="float" office:value="24.262277" calcext:value-type="float">
            <text:p>24,262277</text:p>
          </table:table-cell>
          <table:table-cell office:value-type="float" office:value="24.132596" calcext:value-type="float">
            <text:p>24,132596</text:p>
          </table:table-cell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22.798522" calcext:value-type="float">
            <text:p>22,798522</text:p>
          </table:table-cell>
          <table:table-cell office:value-type="float" office:value="22.6507" calcext:value-type="float">
            <text:p>22,6507</text:p>
          </table:table-cell>
          <table:table-cell office:value-type="float" office:value="22.931317" calcext:value-type="float">
            <text:p>22,931317</text:p>
          </table:table-cell>
        </table:table-row>
        <table:table-row table:style-name="ro1">
          <table:table-cell office:value-type="string" calcext:value-type="string">
            <text:p>2018-06-30</text:p>
          </table:table-cell>
          <table:table-cell office:value-type="float" office:value="22.327778" calcext:value-type="float">
            <text:p>22,327778</text:p>
          </table:table-cell>
          <table:table-cell office:value-type="float" office:value="22.506667" calcext:value-type="float">
            <text:p>22,506667</text:p>
          </table:table-cell>
          <table:table-cell office:value-type="float" office:value="22.444167" calcext:value-type="float">
            <text:p>22,444167</text:p>
          </table:table-cell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21.292204" calcext:value-type="float">
            <text:p>21,292204</text:p>
          </table:table-cell>
          <table:table-cell office:value-type="float" office:value="21.814475" calcext:value-type="float">
            <text:p>21,814475</text:p>
          </table:table-cell>
          <table:table-cell office:value-type="float" office:value="21.913979" calcext:value-type="float">
            <text:p>21,913979</text:p>
          </table:table-cell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22.117583" calcext:value-type="float">
            <text:p>22,117583</text:p>
          </table:table-cell>
          <table:table-cell office:value-type="float" office:value="21.96506" calcext:value-type="float">
            <text:p>21,96506</text:p>
          </table:table-cell>
          <table:table-cell office:value-type="float" office:value="22.020968" calcext:value-type="float">
            <text:p>22,020968</text:p>
          </table:table-cell>
        </table:table-row>
        <table:table-row table:style-name="ro1">
          <table:table-cell office:value-type="string" calcext:value-type="string">
            <text:p>2018-09-30</text:p>
          </table:table-cell>
          <table:table-cell office:value-type="float" office:value="22.912917" calcext:value-type="float">
            <text:p>22,912917</text:p>
          </table:table-cell>
          <table:table-cell office:value-type="float" office:value="23.486806" calcext:value-type="float">
            <text:p>23,486806</text:p>
          </table:table-cell>
          <table:table-cell office:value-type="float" office:value="23.066806" calcext:value-type="float">
            <text:p>23,066806</text:p>
          </table:table-cell>
        </table:table-row>
        <table:table-row table:style-name="ro1">
          <table:table-cell office:value-type="string" calcext:value-type="string">
            <text:p>2018-10-31</text:p>
          </table:table-cell>
          <table:table-cell office:value-type="float" office:value="24.060753" calcext:value-type="float">
            <text:p>24,060753</text:p>
          </table:table-cell>
          <table:table-cell office:value-type="float" office:value="24.283557" calcext:value-type="float">
            <text:p>24,283557</text:p>
          </table:table-cell>
          <table:table-cell office:value-type="float" office:value="24.070699" calcext:value-type="float">
            <text:p>24,070699</text:p>
          </table:table-cell>
        </table:table-row>
        <table:table-row table:style-name="ro1">
          <table:table-cell office:value-type="string" calcext:value-type="string">
            <text:p>2018-11-30</text:p>
          </table:table-cell>
          <table:table-cell office:value-type="float" office:value="24.588333" calcext:value-type="float">
            <text:p>24,588333</text:p>
          </table:table-cell>
          <table:table-cell office:value-type="float" office:value="24.727778" calcext:value-type="float">
            <text:p>24,727778</text:p>
          </table:table-cell>
          <table:table-cell office:value-type="float" office:value="24.547361" calcext:value-type="float">
            <text:p>24,547361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25.19086" calcext:value-type="float">
            <text:p>25,19086</text:p>
          </table:table-cell>
          <table:table-cell office:value-type="float" office:value="25.949217" calcext:value-type="float">
            <text:p>25,949217</text:p>
          </table:table-cell>
          <table:table-cell office:value-type="float" office:value="25.474866" calcext:value-type="float">
            <text:p>25,474866</text:p>
          </table:table-cell>
        </table:table-row>
        <table:table-row table:style-name="ro1">
          <table:table-cell office:value-type="string" calcext:value-type="string">
            <text:p>2019-01-31</text:p>
          </table:table-cell>
          <table:table-cell office:value-type="float" office:value="26.557258" calcext:value-type="float">
            <text:p>26,557258</text:p>
          </table:table-cell>
          <table:table-cell office:value-type="float" office:value="27.653921" calcext:value-type="float">
            <text:p>27,653921</text:p>
          </table:table-cell>
          <table:table-cell office:value-type="float" office:value="27.435445" calcext:value-type="float">
            <text:p>27,435445</text:p>
          </table:table-cell>
        </table:table-row>
        <table:table-row table:style-name="ro1">
          <table:table-cell office:value-type="string" calcext:value-type="string">
            <text:p>2019-02-28</text:p>
          </table:table-cell>
          <table:table-cell office:value-type="float" office:value="27.684821" calcext:value-type="float">
            <text:p>27,684821</text:p>
          </table:table-cell>
          <table:table-cell office:value-type="float" office:value="27.902219" calcext:value-type="float">
            <text:p>27,902219</text:p>
          </table:table-cell>
          <table:table-cell office:value-type="float" office:value="28.027259" calcext:value-type="float">
            <text:p>28,027259</text:p>
          </table:table-cell>
        </table:table-row>
        <table:table-row table:style-name="ro1">
          <table:table-cell office:value-type="string" calcext:value-type="string">
            <text:p>2019-03-31</text:p>
          </table:table-cell>
          <table:table-cell office:value-type="float" office:value="26.956586" calcext:value-type="float">
            <text:p>26,956586</text:p>
          </table:table-cell>
          <table:table-cell office:value-type="float" office:value="27.27538" calcext:value-type="float">
            <text:p>27,27538</text:p>
          </table:table-cell>
          <table:table-cell office:value-type="float" office:value="27.243548" calcext:value-type="float">
            <text:p>27,243548</text:p>
          </table:table-cell>
        </table:table-row>
        <table:table-row table:style-name="ro1">
          <table:table-cell office:value-type="string" calcext:value-type="string">
            <text:p>2019-04-30</text:p>
          </table:table-cell>
          <table:table-cell office:value-type="float" office:value="26.11625" calcext:value-type="float">
            <text:p>26,11625</text:p>
          </table:table-cell>
          <table:table-cell office:value-type="float" office:value="26.563533" calcext:value-type="float">
            <text:p>26,563533</text:p>
          </table:table-cell>
          <table:table-cell office:value-type="float" office:value="26.644444" calcext:value-type="float">
            <text:p>26,644444</text:p>
          </table:table-cell>
        </table:table-row>
        <table:table-row table:style-name="ro1">
          <table:table-cell office:value-type="string" calcext:value-type="string">
            <text:p>2019-05-31</text:p>
          </table:table-cell>
          <table:table-cell office:value-type="float" office:value="24.445161" calcext:value-type="float">
            <text:p>24,445161</text:p>
          </table:table-cell>
          <table:table-cell office:value-type="float" office:value="24.654862" calcext:value-type="float">
            <text:p>24,654862</text:p>
          </table:table-cell>
          <table:table-cell office:value-type="float" office:value="25.080914" calcext:value-type="float">
            <text:p>25,080914</text:p>
          </table:table-cell>
        </table:table-row>
        <table:table-row table:style-name="ro1">
          <table:table-cell office:value-type="string" calcext:value-type="string">
            <text:p>2019-06-30</text:p>
          </table:table-cell>
          <table:table-cell office:value-type="float" office:value="22.549722" calcext:value-type="float">
            <text:p>22,549722</text:p>
          </table:table-cell>
          <table:table-cell office:value-type="float" office:value="22.931301" calcext:value-type="float">
            <text:p>22,931301</text:p>
          </table:table-cell>
          <table:table-cell office:value-type="float" office:value="22.880833" calcext:value-type="float">
            <text:p>22,880833</text:p>
          </table:table-cell>
        </table:table-row>
        <table:table-row table:style-name="ro1">
          <table:table-cell office:value-type="string" calcext:value-type="string">
            <text:p>2019-07-31</text:p>
          </table:table-cell>
          <table:table-cell office:value-type="float" office:value="21.163844" calcext:value-type="float">
            <text:p>21,163844</text:p>
          </table:table-cell>
          <table:table-cell office:value-type="float" office:value="21.207802" calcext:value-type="float">
            <text:p>21,207802</text:p>
          </table:table-cell>
          <table:table-cell office:value-type="float" office:value="21.511828" calcext:value-type="float">
            <text:p>21,511828</text:p>
          </table:table-cell>
        </table:table-row>
        <table:table-row table:style-name="ro1">
          <table:table-cell office:value-type="string" calcext:value-type="string">
            <text:p>2019-08-31</text:p>
          </table:table-cell>
          <table:table-cell office:value-type="float" office:value="21.487231" calcext:value-type="float">
            <text:p>21,487231</text:p>
          </table:table-cell>
          <table:table-cell office:value-type="float" office:value="21.347959" calcext:value-type="float">
            <text:p>21,347959</text:p>
          </table:table-cell>
          <table:table-cell office:value-type="float" office:value="21.829839" calcext:value-type="float">
            <text:p>21,829839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22.754167" calcext:value-type="float">
            <text:p>22,754167</text:p>
          </table:table-cell>
          <table:table-cell office:value-type="float" office:value="23.529752" calcext:value-type="float">
            <text:p>23,529752</text:p>
          </table:table-cell>
          <table:table-cell office:value-type="float" office:value="23.485" calcext:value-type="float">
            <text:p>23,485</text:p>
          </table:table-cell>
        </table:table-row>
        <table:table-row table:style-name="ro1">
          <table:table-cell office:value-type="string" calcext:value-type="string">
            <text:p>2019-10-31</text:p>
          </table:table-cell>
          <table:table-cell office:value-type="float" office:value="23.974194" calcext:value-type="float">
            <text:p>23,974194</text:p>
          </table:table-cell>
          <table:table-cell office:value-type="float" office:value="24.604167" calcext:value-type="float">
            <text:p>24,604167</text:p>
          </table:table-cell>
          <table:table-cell office:value-type="float" office:value="24.558737" calcext:value-type="float">
            <text:p>24,558737</text:p>
          </table:table-cell>
        </table:table-row>
        <table:table-row table:style-name="ro1">
          <table:table-cell office:value-type="string" calcext:value-type="string">
            <text:p>2019-11-30</text:p>
          </table:table-cell>
          <table:table-cell office:value-type="float" office:value="24.792428" calcext:value-type="float">
            <text:p>24,792428</text:p>
          </table:table-cell>
          <table:table-cell office:value-type="float" office:value="24.772506" calcext:value-type="float">
            <text:p>24,772506</text:p>
          </table:table-cell>
          <table:table-cell office:value-type="float" office:value="24.940278" calcext:value-type="float">
            <text:p>24,940278</text:p>
          </table:table-cell>
        </table:table-row>
        <table:table-row table:style-name="ro1">
          <table:table-cell office:value-type="string" calcext:value-type="string">
            <text:p>2019-12-31</text:p>
          </table:table-cell>
          <table:table-cell office:value-type="float" office:value="25.46129" calcext:value-type="float">
            <text:p>25,46129</text:p>
          </table:table-cell>
          <table:table-cell office:value-type="float" office:value="25.890884" calcext:value-type="float">
            <text:p>25,890884</text:p>
          </table:table-cell>
          <table:table-cell office:value-type="float" office:value="25.806048" calcext:value-type="float">
            <text:p>25,806048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25.946389" calcext:value-type="float">
            <text:p>25,946389</text:p>
          </table:table-cell>
          <table:table-cell office:value-type="float" office:value="26.589101" calcext:value-type="float">
            <text:p>26,589101</text:p>
          </table:table-cell>
          <table:table-cell office:value-type="float" office:value="26.290229" calcext:value-type="float">
            <text:p>26,290229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26.505603" calcext:value-type="float">
            <text:p>26,505603</text:p>
          </table:table-cell>
          <table:table-cell office:value-type="float" office:value="26.324281" calcext:value-type="float">
            <text:p>26,324281</text:p>
          </table:table-cell>
          <table:table-cell office:value-type="float" office:value="26.77773" calcext:value-type="float">
            <text:p>26,77773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25.276479" calcext:value-type="float">
            <text:p>25,276479</text:p>
          </table:table-cell>
          <table:table-cell office:value-type="float" office:value="25.717732" calcext:value-type="float">
            <text:p>25,717732</text:p>
          </table:table-cell>
          <table:table-cell office:value-type="float" office:value="25.223656" calcext:value-type="float">
            <text:p>25,223656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24.326806" calcext:value-type="float">
            <text:p>24,326806</text:p>
          </table:table-cell>
          <table:table-cell office:value-type="float" office:value="25.013218" calcext:value-type="float">
            <text:p>25,013218</text:p>
          </table:table-cell>
          <table:table-cell office:value-type="float" office:value="24.568889" calcext:value-type="float">
            <text:p>24,568889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22.611828" calcext:value-type="float">
            <text:p>22,611828</text:p>
          </table:table-cell>
          <table:table-cell office:value-type="string" calcext:value-type="string">
            <text:p>null</text:p>
          </table:table-cell>
          <table:table-cell office:value-type="float" office:value="22.863306" calcext:value-type="float">
            <text:p>22,863306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22.180833" calcext:value-type="float">
            <text:p>22,180833</text:p>
          </table:table-cell>
          <table:table-cell office:value-type="string" calcext:value-type="string">
            <text:p>null</text:p>
          </table:table-cell>
          <table:table-cell office:value-type="float" office:value="22.655139" calcext:value-type="float">
            <text:p>22,65513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.342607" calcext:value-type="float">
            <text:p>21,342607</text:p>
          </table:table-cell>
          <table:table-cell office:value-type="string" calcext:value-type="string">
            <text:p>null</text:p>
          </table:table-cell>
          <table:table-cell office:value-type="float" office:value="21.864516" calcext:value-type="float">
            <text:p>21,86451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1.456317" calcext:value-type="float">
            <text:p>21,456317</text:p>
          </table:table-cell>
          <table:table-cell office:value-type="string" calcext:value-type="string">
            <text:p>null</text:p>
          </table:table-cell>
          <table:table-cell office:value-type="float" office:value="21.605645" calcext:value-type="float">
            <text:p>21,605645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.945556" calcext:value-type="float">
            <text:p>22,945556</text:p>
          </table:table-cell>
          <table:table-cell office:value-type="float" office:value="23.725519" calcext:value-type="float">
            <text:p>23,725519</text:p>
          </table:table-cell>
          <table:table-cell office:value-type="float" office:value="23.745278" calcext:value-type="float">
            <text:p>23,74527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24.260349" calcext:value-type="float">
            <text:p>24,260349</text:p>
          </table:table-cell>
          <table:table-cell office:value-type="string" calcext:value-type="string">
            <text:p>null</text:p>
          </table:table-cell>
          <table:table-cell office:value-type="float" office:value="24.410618" calcext:value-type="float">
            <text:p>24,410618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4.112083" calcext:value-type="float">
            <text:p>24,112083</text:p>
          </table:table-cell>
          <table:table-cell office:value-type="string" calcext:value-type="string">
            <text:p>null</text:p>
          </table:table-cell>
          <table:table-cell office:value-type="float" office:value="24.557222" calcext:value-type="float">
            <text:p>24,557222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26.008333" calcext:value-type="float">
            <text:p>26,008333</text:p>
          </table:table-cell>
          <table:table-cell office:value-type="float" office:value="25.981005" calcext:value-type="float">
            <text:p>25,981005</text:p>
          </table:table-cell>
          <table:table-cell office:value-type="float" office:value="26.580242" calcext:value-type="float">
            <text:p>26,58024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5.846102" calcext:value-type="float">
            <text:p>25,846102</text:p>
          </table:table-cell>
          <table:table-cell office:value-type="string" calcext:value-type="string">
            <text:p>null</text:p>
          </table:table-cell>
          <table:table-cell office:value-type="float" office:value="26.388575" calcext:value-type="float">
            <text:p>26,388575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5.465625" calcext:value-type="float">
            <text:p>25,465625</text:p>
          </table:table-cell>
          <table:table-cell office:value-type="float" office:value="26.191917" calcext:value-type="float">
            <text:p>26,191917</text:p>
          </table:table-cell>
          <table:table-cell office:value-type="float" office:value="25.811756" calcext:value-type="float">
            <text:p>25,811756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25.730645" calcext:value-type="float">
            <text:p>25,730645</text:p>
          </table:table-cell>
          <table:table-cell office:value-type="float" office:value="26.076402" calcext:value-type="float">
            <text:p>26,076402</text:p>
          </table:table-cell>
          <table:table-cell office:value-type="float" office:value="26.360349" calcext:value-type="float">
            <text:p>26,360349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24.44125" calcext:value-type="float">
            <text:p>24,44125</text:p>
          </table:table-cell>
          <table:table-cell office:value-type="float" office:value="24.049911" calcext:value-type="float">
            <text:p>24,049911</text:p>
          </table:table-cell>
          <table:table-cell office:value-type="float" office:value="24.807778" calcext:value-type="float">
            <text:p>24,807778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23.092742" calcext:value-type="float">
            <text:p>23,092742</text:p>
          </table:table-cell>
          <table:table-cell office:value-type="string" calcext:value-type="string">
            <text:p>null</text:p>
          </table:table-cell>
          <table:table-cell office:value-type="float" office:value="23.624866" calcext:value-type="float">
            <text:p>23,624866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21.668611" calcext:value-type="float">
            <text:p>21,668611</text:p>
          </table:table-cell>
          <table:table-cell office:value-type="float" office:value="21.151021" calcext:value-type="float">
            <text:p>21,151021</text:p>
          </table:table-cell>
          <table:table-cell office:value-type="float" office:value="22.091111" calcext:value-type="float">
            <text:p>22,091111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20.84543" calcext:value-type="float">
            <text:p>20,84543</text:p>
          </table:table-cell>
          <table:table-cell office:value-type="float" office:value="20.79437" calcext:value-type="float">
            <text:p>20,79437</text:p>
          </table:table-cell>
          <table:table-cell office:value-type="float" office:value="21.224866" calcext:value-type="float">
            <text:p>21,224866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21.119892" calcext:value-type="float">
            <text:p>21,119892</text:p>
          </table:table-cell>
          <table:table-cell office:value-type="float" office:value="21.634666" calcext:value-type="float">
            <text:p>21,634666</text:p>
          </table:table-cell>
          <table:table-cell office:value-type="float" office:value="21.583468" calcext:value-type="float">
            <text:p>21,583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21:01:57.361538737</meta:creation-date>
    <dc:date>2021-10-31T21:03:35.186188361</dc:date>
    <meta:editing-duration>PT1M38S</meta:editing-duration>
    <meta:editing-cycles>1</meta:editing-cycles>
    <meta:document-statistic meta:table-count="1" meta:cell-count="716" meta:object-count="0"/>
    <meta:generator>LibreOffice/7.2.2.2$Linux_X86_64 LibreOffice_project/20$Build-2</meta:generator>
  </office:meta>
</office:document-meta>
</file>